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0816_143558</text:p>
      <text:p text:style-name="Standard"/>
      <text:p text:style-name="Standard">file : C:\WORKS_2\WS\WS_Others.Art\JVEMV6\46_art\11_guitar\manage_voicememos_20190816_143728.py</text:p>
      <text:p text:style-name="Standard"/>
      <text:list xml:id="list5719112658242104213" text:style-name="L2">
        <text:list-item>
          <text:p text:style-name="P2">TASK-1 : programming</text:p>
          <text:list>
            <text:list-item>
              <text:p text:style-name="P2">step : 3 : 2</text:p>
              <text:list>
                <text:list-item>
                  <text:p text:style-name="P2">#_20190816_153352:tmp</text:p>
                </text:list-item>
              </text:list>
            </text:list-item>
            <text:list-item>
              <text:p text:style-name="P2">step: 3 : 3</text:p>
              <text:list>
                <text:list-item>
                  <text:p text:style-name="P2">==&gt; OK</text:p>
                </text:list-item>
              </text:list>
            </text:list-item>
            <text:list-item>
              <text:p text:style-name="P2">step : 4</text:p>
              <text:list>
                <text:list-item>
                  <text:p text:style-name="P2">#_20190816_154557:tmp</text:p>
                </text:list-item>
                <text:list-item>
                  <text:p text:style-name="P2">==&gt; OK</text:p>
                </text:list-item>
              </text:list>
            </text:list-item>
          </text:list>
        </text:list-item>
        <text:list-item>
          <text:p text:style-name="P2">TASK-2 : git</text:p>
          <text:list>
            <text:list-item>
              <text:p text:style-name="P2"/>
            </text:list-item>
          </text:list>
        </text:list-item>
      </text:list>
      <text:p text:style-name="Standard"/>
      <text:p text:style-name="Standard"/>
      <text:p text:style-name="Standard">------------------------------------------- [steps : conv voice-memo to playlist] 20190816_143536</text:p>
      <text:list xml:id="list3773369592882603112" text:style-name="L1">
        <text:list-item>
          <text:p text:style-name="P1">iphone → to pc</text:p>
        </text:list-item>
        <text:list-item>
          <text:p text:style-name="P1">Itunes</text:p>
          <text:list>
            <text:list-item>
              <text:p text:style-name="P1">Start</text:p>
            </text:list-item>
            <text:list-item>
              <text:p text:style-name="P1">sync</text:p>
            </text:list-item>
          </text:list>
        </text:list-item>
        <text:list-item>
          <text:p text:style-name="P1">open dir → C:\Users\iwabuchiken\Music\iTunes\iTunes Media\Voice Memos</text:p>
        </text:list-item>
        <text:list-item>
          <text:p text:style-name="P1">target files</text:p>
          <text:list>
            <text:list-item>
              <text:p text:style-name="P1">move to : C:\WORKS_2\WS\WS_Others.Art\JVEMV6\46_art\11_guitar\for_conversion.dir</text:p>
            </text:list-item>
            <text:list-item>
              <text:p text:style-name="P1">C/P</text:p>
              <text:list>
                <text:list-item>
                  <text:p text:style-name="P1">from : C:\Users\iwabuchiken\Music\iTunes\iTunes Media\Voice Memos</text:p>
                </text:list-item>
                <text:list-item>
                  <text:p text:style-name="P1">to : C:\WORKS_2\WS\WS_Others.Art\JVEMV6\46_art\11_guitar\for_conversion.dir</text:p>
                </text:list-item>
              </text:list>
            </text:list-item>
            <text:list-item>
              <text:p text:style-name="P1">run : get_folder_list.[v.2].20190210_091405.rb</text:p>
            </text:list-item>
            <text:list-item>
              <text:p text:style-name="P1">the gen-ed txt file</text:p>
              <text:list>
                <text:list-item>
                  <text:p text:style-name="P1">open </text:p>
                </text:list-item>
                <text:list-item>
                  <text:p text:style-name="P1">select → list of m4a files</text:p>
                </text:list-item>
                <text:list-item>
                  <text:p text:style-name="P1">C/P to → list_of_data.dat</text:p>
                </text:list-item>
              </text:list>
            </text:list-item>
          </text:list>
        </text:list-item>
        <text:list-item>
          <text:p text:style-name="P1">list_of_data.dat</text:p>
          <text:list>
            <text:list-item>
              <text:p text:style-name="P1">add voice-memo memos to each file name</text:p>
              <text:list>
                <text:list-item>
                  <text:p text:style-name="P1">itunes</text:p>
                  <text:list>
                    <text:list-item>
                      <text:p text:style-name="P1">Right click &gt; H (open the dir)</text:p>
                    </text:list-item>
                    <text:list-item>
                      <text:p text:style-name="P1">tab (back to itunes)</text:p>
                    </text:list-item>
                    <text:list-item>
                      <text:p text:style-name="P1">F2 &gt; C – c (copy voice memo string)</text:p>
                    </text:list-item>
                    <text:list-item>
                      <text:p text:style-name="P1">tab (to dir)</text:p>
                    </text:list-item>
                    <text:list-item>
                      <text:p text:style-name="P1">tab x 2 (to dat file)</text:p>
                    </text:list-item>
                  </text:list>
                </text:list-item>
                <text:list-item>
                  <text:p text:style-name="P1">dat file</text:p>
                  <text:list>
                    <text:list-item>
                      <text:p text:style-name="P1">identify the target file name string</text:p>
                    </text:list-item>
                    <text:list-item>
                      <text:p text:style-name="P1">C – v (paste the voice memo str)</text:p>
                    </text:list-item>
                    <text:list-item>
                      <text:p text:style-name="P1">C – s (save)</text:p>
                    </text:list-item>
                    <text:list-item>
                      <text:p text:style-name="P1">tab x 2 (to itunes)</text:p>
                    </text:list-item>
                  </text:list>
                </text:list-item>
                <text:list-item>
                  <text:p text:style-name="P1">itunes</text:p>
                  <text:list>
                    <text:list-item>
                      <text:p text:style-name="P3">↓ (to the next voice memo)</text:p>
                    </text:list-item>
                    <text:list-item>
                      <text:p text:style-name="P3">to step 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oft-page-break/>run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Table_20_Contents">pushd C:\WORKS_2\WS\WS_Others.Art\JVEMV6\46_art\11_guitar\for_conversion.dir</text:p>
          </table:table-cell>
        </table:table-row>
        <table:table-row>
          <table:table-cell table:style-name="表1.A2" office:value-type="string">
            <text:p text:style-name="Table_20_Contents">python manage_voicememos_20190816_143728.py</text:p>
          </table:table-cell>
        </table:table-row>
      </table:table>
      <text:list xml:id="list36297354" text:continue-numbering="true" text:style-name="L1">
        <text:list-item>
          <text:p text:style-name="P3">Itunes</text:p>
          <text:list>
            <text:list-item>
              <text:p text:style-name="P3">new playlist</text:p>
            </text:list-item>
          </text:list>
        </text:list-item>
        <text:list-item>
          <text:p text:style-name="P3">new dir</text:p>
          <text:list>
            <text:list-item>
              <text:p text:style-name="P3">create a new dir : “rec_gt_XXXX”</text:p>
            </text:list-item>
            <text:list-item>
              <text:p text:style-name="P3">move newly-gen-ed m4a files to : this new dir</text:p>
            </text:list-item>
            <text:list-item>
              <text:p text:style-name="P3">copy files to → new playlist</text:p>
            </text:list-item>
          </text:list>
        </text:list-item>
        <text:list-item>
          <text:p text:style-name="P3">itunes</text:p>
          <text:list>
            <text:list-item>
              <text:p text:style-name="P3">files → sort by name</text:p>
            </text:list-item>
            <text:list-item>
              <text:p text:style-name="P3">sync</text:p>
            </text:list-item>
            <text:list-item>
              <text:p text:style-name="P3">“終了”</text:p>
            </text:list-item>
          </text:list>
        </text:list-item>
        <text:list-item>
          <text:p text:style-name="P3">closing</text:p>
          <text:list>
            <text:list-item>
              <text:p text:style-name="P3">close apps</text:p>
              <text:list>
                <text:list-item>
                  <text:p text:style-name="P3">itunes</text:p>
                </text:list-item>
                <text:list-item>
                  <text:p text:style-name="P3">sakura files</text:p>
                </text:list-item>
                <text:list-item>
                  <text:p text:style-name="P3">folders</text:p>
                </text:list-item>
              </text:list>
            </text:list-item>
          </text:list>
        </text:list-item>
      </text:list>
      <text:p text:style-name="Standard"/>
      <text:p text:style-name="Standard">/ ---------------------------------------- [steps : conv voice-memo to playlist] 20190816_143536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6T14:28:24.06</meta:creation-date>
    <dc:date>2019-08-16T16:09:10.42</dc:date>
    <dc:creator>iwabuchi ken</dc:creator>
    <meta:editing-duration>PT1H25M32S</meta:editing-duration>
    <meta:editing-cycles>9</meta:editing-cycles>
    <meta:generator>OpenOffice/4.1.3$Win32 OpenOffice.org_project/413m1$Build-9783</meta:generator>
    <meta:document-statistic meta:table-count="1" meta:image-count="0" meta:object-count="0" meta:page-count="2" meta:paragraph-count="62" meta:word-count="270" meta:character-count="1643"/>
  </office:meta>
</office:document-meta>
</file>